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7" style:family="table-cell" style:parent-style-name="Default" style:data-style-name="N37">
      <style:table-cell-properties fo:background-color="transparent" fo:border="0.06pt solid #000000"/>
    </style:style>
    <style:style style:name="ce8" style:family="table-cell" style:parent-style-name="Default" style:data-style-name="N37">
      <style:table-cell-properties fo:border="0.06pt solid #00000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2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6" office:value-type="string" calcext:value-type="string">
            <text:p>DONE</text:p>
          </table:table-cell>
          <table:table-cell table:style-name="ce6"/>
          <table:table-cell table:number-columns-repeated="2" table:style-name="ce6" office:value-type="string" calcext:value-type="string">
            <text:p>Ок</text:p>
          </table:table-cell>
          <table:table-cell table:style-name="ce5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7" office:value-type="date" office:date-value="2016-10-24" calcext:value-type="date">
            <text:p>24.10.16</text:p>
          </table:table-cell>
          <table:table-cell table:number-columns-repeated="2" table:style-name="ce6" office:value-type="string" calcext:value-type="string">
            <text:p>Ок</text:p>
          </table:table-cell>
          <table:table-cell table:style-name="ce2" office:value-type="string" calcext:value-type="string">
            <text:p>Найти плагин?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6" office:value-type="string" calcext:value-type="string">
            <text:p>Ок</text:p>
          </table:table-cell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6" office:value-type="string" calcext:value-type="string">
            <text:p>Ок</text:p>
          </table:table-cell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DONE</text:p>
          </table:table-cell>
          <table:table-cell table:style-name="ce7" office:value-type="date" office:date-value="2016-10-24" calcext:value-type="date">
            <text:p>24.10.16</text:p>
          </table:table-cell>
          <table:table-cell table:number-columns-repeated="2" table:style-name="ce6" office:value-type="string" calcext:value-type="string">
            <text:p>Ок</text:p>
          </table:table-cell>
          <table:table-cell office:value-type="string" calcext:value-type="string">
            <text:p>Юля: прислать типы претензий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7" office:value-type="date" office:date-value="2016-10-15" calcext:value-type="date">
            <text:p>15.10.16</text:p>
          </table:table-cell>
          <table:table-cell table:number-columns-repeated="2" table:style-name="ce6" office:value-type="string" calcext:value-type="string">
            <text:p>Ок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6" office:value-type="string" calcext:value-type="string">
            <text:p>О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table:style-name="ce4" office:value-type="string" calcext:value-type="string">
            <text:p>В онлайне ссылка на основную страницу (передача только по ID клиента,аналогично ссылке на историю статусов). Без пароля. Клиент видит только свои заявки (логинится как клиент)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думать формат</text:p>
          </table:table-cell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Тип претензии «Пересорт». Данные не должны уходить в 1С. Информация присылается на электронную почту торговому представителю и офис-менеджеру (новый тип сотрудника? Продумать, плюс привязки к подразделению/складу/торговому). Не должно быть поля «сумма». 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Порядок столбцов — сдвинуть статус и клиента влево (на главной странице), сразу после даты документа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Кнопка «история статусов» деактивируется после некоторых действий пользователя (например, сортировка и фильтрация)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Проверить логины и пароли из первой выгрузки для торговых представителей</text:p>
          </table:table-cell>
          <table:table-cell office:value-type="string" calcext:value-type="string">
            <text:p>NOT DONE</text:p>
          </table:table-cell>
          <table:table-cell table:style-name="ce8" office:value-type="date" office:date-value="2016-11-08" calcext:value-type="date">
            <text:p>08.11.16</text:p>
          </table:table-cell>
          <table:table-cell table:number-columns-repeated="2"/>
          <table:table-cell office:value-type="string" calcext:value-type="string">
            <text:p>Влад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иск должен быть без учёта регистр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У клиента должен быть изначально деактивирован столбец «Дата документа» (по задаче 1)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верить Влада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При выборе столбцов должна быть кнопка «Сохранить» (сейчас сохраняется по закрытию, пользователи привыкли жать кнопку подтверждения, в итоге жмут «Сброс» и вынуждены выбирать столбцы заново. Кнопка «Сохранить» должна быть левее кнопки «Сброс»)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Кнопки «Изменить статус», «История статусов» и т. п. не закреплены, в итоге они «заезжают» на основную таблицу.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Оформление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 статусах поменять «Ошибка» на «Не доставлено»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Сделать ссылку на создание претензии из окна изменение статусов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При выборе типа претензии «Брак» должна появляться надпись красным около комментария «*поле обязательно для заполнения. Пожалуйста, опишите повреждение/неисправность». Поле комментарий при типе претензии «Брак» должно быть обязательным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Изменить «Номер позиции» на «Код позиции»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При типе претензии «Недовоз» должна появляться надпись у комментария (красным): «Пожалуйста, напишите, что именно не довезли и в каком количестве». Поле комментарий остается не обязательны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8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Переименовать тип претензии «Возврат» в «Отказ». Надпись у комментария - «Пожалуйста, укажите причину отказа». Поле «комментарий» остается не обязательны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Ссылка со страницы «история статусов» на основную таблицу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.00.0000</text:date>, <text:time style:data-style-name="N2" text:time-value="10:55:22.36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2H28M16S</meta:editing-duration>
    <meta:editing-cycles>14</meta:editing-cycles>
    <meta:generator>LibreOffice/5.0.2.2$Windows_x86 LibreOffice_project/37b43f919e4de5eeaca9b9755ed688758a8251fe</meta:generator>
    <dc:date>2016-11-08T11:06:43.096000000</dc:date>
    <meta:document-statistic meta:table-count="1" meta:cell-count="118" meta:object-count="0"/>
  </office:meta>
</office:document-meta>
</file>